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b258d" officeooo:paragraph-rsid="0025f44e"/>
    </style:style>
    <style:style style:name="P2" style:family="paragraph" style:parent-style-name="Standard">
      <style:text-properties fo:language="en" fo:country="US" officeooo:rsid="001b258d" officeooo:paragraph-rsid="001ce174"/>
    </style:style>
    <style:style style:name="P3" style:family="paragraph" style:parent-style-name="Standard">
      <style:text-properties fo:language="en" fo:country="US" officeooo:rsid="00196a31" officeooo:paragraph-rsid="00196a31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2dc47e" officeooo:paragraph-rsid="0033d3c4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0304094" officeooo:paragraph-rsid="00304094"/>
    </style:style>
    <style:style style:name="P6" style:family="paragraph" style:parent-style-name="Standard">
      <style:paragraph-properties fo:text-align="justify" style:justify-single-word="false"/>
      <style:text-properties officeooo:rsid="0036828c" officeooo:paragraph-rsid="0036828c"/>
    </style:style>
    <style:style style:name="T1" style:family="text">
      <style:text-properties officeooo:rsid="001ce174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normal" officeooo:rsid="002c19bc" style:font-style-asian="normal" style:font-style-complex="normal"/>
    </style:style>
    <style:style style:name="T4" style:family="text">
      <style:text-properties fo:language="en" fo:country="US" fo:font-style="normal" officeooo:rsid="00304094" style:font-style-asian="normal" style:font-style-complex="normal"/>
    </style:style>
    <style:style style:name="T5" style:family="text">
      <style:text-properties fo:language="en" fo:country="US" fo:font-style="normal" officeooo:rsid="0031fd6d" style:font-style-asian="normal" style:font-style-complex="normal"/>
    </style:style>
    <style:style style:name="T6" style:family="text">
      <style:text-properties fo:language="en" fo:country="US" fo:font-style="normal" officeooo:rsid="0037f2a6" style:font-style-asian="normal" style:font-style-complex="normal"/>
    </style:style>
    <style:style style:name="T7" style:family="text">
      <style:text-properties fo:font-style="italic" officeooo:rsid="002f3a5a" style:font-style-asian="italic" style:font-style-complex="italic"/>
    </style:style>
    <style:style style:name="T8" style:family="text">
      <style:text-properties officeooo:rsid="002a5fb3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f3a5a" style:font-style-asian="normal" style:font-style-complex="normal"/>
    </style:style>
    <style:style style:name="T11" style:family="text">
      <style:text-properties fo:font-style="normal" officeooo:rsid="002f937a" style:font-style-asian="normal" style:font-style-complex="normal"/>
    </style:style>
    <style:style style:name="T12" style:family="text">
      <style:text-properties fo:font-style="normal" officeooo:rsid="0031fd6d" style:font-style-asian="normal" style:font-style-complex="normal"/>
    </style:style>
    <style:style style:name="T13" style:family="text">
      <style:text-properties fo:font-style="normal" officeooo:rsid="0033d3c4" style:font-style-asian="normal" style:font-style-complex="normal"/>
    </style:style>
    <style:style style:name="T14" style:family="text">
      <style:text-properties fo:font-style="normal" officeooo:rsid="003594b0" style:font-style-asian="normal" style:font-style-complex="normal"/>
    </style:style>
    <style:style style:name="T15" style:family="text">
      <style:text-properties fo:font-style="normal" officeooo:rsid="0036828c" style:font-style-asian="normal" style:font-style-complex="normal"/>
    </style:style>
    <style:style style:name="T16" style:family="text">
      <style:text-properties fo:font-style="normal" officeooo:rsid="0037f2a6" style:font-style-asian="normal" style:font-style-complex="normal"/>
    </style:style>
    <style:style style:name="T17" style:family="text">
      <style:text-properties officeooo:rsid="002f3a5a"/>
    </style:style>
    <style:style style:name="T18" style:family="text">
      <style:text-properties officeooo:rsid="0031fd6d"/>
    </style:style>
    <style:style style:name="T19" style:family="text">
      <style:text-properties officeooo:rsid="003594b0"/>
    </style:style>
    <style:style style:name="T20" style:family="text">
      <style:text-properties officeooo:rsid="003682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PFLUXNET, a global database <text:span text:style-name="T1">to build an open</text:span> sap flow world</text:p>
      <text:p text:style-name="P3"/>
      <text:p text:style-name="P5">Transpiration is involved in the water equilibrium within the soil-plant-atmosphere complex. <text:span text:style-name="T8">Sap flow measurement techniques provide way to estimate the transpiration rates, allowing the study of the existent ecological variation and the extrapolation from plant to forest and ecosystem levels. With &gt;2500 of sap flow-related papers including &gt;250 plant species found in the literature, it seems the perfect timing to start building SAPFLUXNET, an open database of sap flux measures. After a promising perliminary survey (</text:span><text:a xlink:type="simple" xlink:href="http://sapfluxnet.creaf.cat/shiny/preliminary_dashboard/" text:style-name="Internet_20_link" text:visited-style-name="Visited_20_Internet_20_Link"><text:span text:style-name="T8">http://sapfluxnet.creaf.cat/shiny/preliminary_dashboard/</text:span></text:a><text:span text:style-name="T8">) carried on December 2015, a data harvest stage has began in July 2016, gathering together individual studies on sap flow.</text:span></text:p>
      <text:p text:style-name="P4">Data coming from individual studies in <text:span text:style-name="T18">this case</text:span> presents singular challenges. Different metadata, sap flow methods, <text:span text:style-name="T19">timezones</text:span> and experimental designs, among other elements, <text:span text:style-name="T17">make</text:span> data compiling <text:span text:style-name="T17">a </text:span>hard process, <text:span text:style-name="T17">where</text:span> reproducible and <text:span text:style-name="T17">monitorized steps are needed</text:span>. <text:span text:style-name="T20">We are actively developing an R package (</text:span><text:span text:style-name="T7">sapfluxnetr</text:span><text:span text:style-name="T10">) for a semi-automatized data processing and quality control, allow</text:span><text:span text:style-name="T15">ing</text:span><text:span text:style-name="T10"> </text:span><text:span text:style-name="T12">data compilation</text:span><text:span text:style-name="T10"> in a modular and updatable way </text:span><text:span text:style-name="T15">and</text:span><text:span text:style-name="T10"> fulfill</text:span><text:span text:style-name="T12">ing</text:span><text:span text:style-name="T10"> openess and reproducibility goals</text:span><text:span text:style-name="T11">. It also provides an interactive environment to control and preview those processes by </text:span><text:span text:style-name="T12">using</text:span><text:span text:style-name="T11"> </text:span><text:span text:style-name="T14">proven </text:span><text:span text:style-name="T11">Shiny and Rmarkdown technologies. </text:span><text:span text:style-name="T14">U</text:span><text:span text:style-name="T12">sing R to automatize the process also makes easy to combine it with a relational database (PostgreSQL) and a data interface (Shiny/HTML) </text:span><text:span text:style-name="T16">as a start point</text:span><text:span text:style-name="T12">.</text:span></text:p>
      <text:p text:style-name="P6"><text:span text:style-name="T5">B</text:span><text:span text:style-name="T2">y the end of 2016, f</text:span><text:span text:style-name="T3">urther stages in data preparation and analysis (gap filling, data imputation, modelling…) will </text:span><text:span text:style-name="T4">start,</text:span><text:span text:style-name="T3"> involv</text:span><text:span text:style-name="T4">ing</text:span><text:span text:style-name="T3"> the </text:span><text:span text:style-name="T6">development of more open technologies</text:span><text:span text:style-name="T3"> (R </text:span><text:span text:style-name="T6">packages, Shiny apps</text:span><text:span text:style-name="T3">…) </text:span><text:span text:style-name="T4">in order to obtain the first complete version of the SAPFLUXNET database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09:00:55.632870940</meta:creation-date>
    <dc:date>2016-08-30T14:28:16.303847937</dc:date>
    <meta:editing-duration>PT36M9S</meta:editing-duration>
    <meta:editing-cycles>9</meta:editing-cycles>
    <meta:generator>LibreOffice/5.2.0.4$Linux_X86_64 LibreOffice_project/20m0$Build-4</meta:generator>
    <meta:document-statistic meta:table-count="0" meta:image-count="0" meta:object-count="0" meta:page-count="1" meta:paragraph-count="4" meta:word-count="261" meta:character-count="1809" meta:non-whitespace-character-count="1552"/>
  </office:meta>
</office:document-meta>
</file>